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60000030014ED0F31.png" manifest:media-type="image/png"/>
  <manifest:file-entry manifest:full-path="Pictures/10000000000000EC000001943FC2DC0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draw:frame draw:style-name="fr2" draw:name="Imatge1" text:anchor-type="paragraph" svg:width="17cm" svg:height="9.557cm" draw:z-index="1"><draw:image xlink:href="Pictures/10000000000005560000030014ED0F31.png" xlink:type="simple" xlink:show="embed" xlink:actuate="onLoad"/></draw:frame></text:p>
      <text:p text:style-name="Standard"/>
      <text:p text:style-name="Standard"/>
      <text:p text:style-name="Standard"><draw:frame draw:style-name="fr1" draw:name="Imatge2" text:anchor-type="paragraph" svg:width="6.244cm" svg:height="10.689cm" draw:z-index="0"><draw:image xlink:href="Pictures/10000000000000EC000001943FC2DC07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5:47:17.051000000</meta:creation-date>
    <dc:date>2017-12-16T16:58:00.486000000</dc:date>
    <meta:editing-duration>PT1H10M49S</meta:editing-duration>
    <meta:editing-cycles>2</meta:editing-cycles>
    <meta:generator>LibreOffice/5.0.0.5$Windows_X86_64 LibreOffice_project/1b1a90865e348b492231e1c451437d7a15bb262b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